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δ</mo>
        <mi>l</mi>
      </msub>
      <mrow>
        <mo stretchy="false">(</mo>
        <mrow>
          <mi>E</mi>
          <mrow>
            <mi/>
            <mo stretchy="false">=</mo>
            <mi/>
          </mrow>
          <msub>
            <mi>E</mi>
            <mtext>R</mtext>
          </msub>
        </mrow>
        <mo stretchy="false">)</mo>
      </mrow>
      <mrow>
        <mi/>
        <mo stretchy="false">=</mo>
        <mi/>
      </mrow>
      <mi>m</mi>
      <mo stretchy="false">π</mo>
      <mrow>
        <mi/>
        <mo stretchy="false">±</mo>
        <mi/>
      </mrow>
      <mfrac>
        <mo stretchy="false">π</mo>
        <mn>2</mn>
      </mfrac>
    </mrow>
    <annotation encoding="StarMath 5.0">%idelta _l (E `=` E _"R") ~=~ m %pi ~+-~ %pi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2:33:13.557000000</meta:creation-date>
    <meta:generator>LibreOffice/4.1.4.2$Windows_x86 LibreOffice_project/0a0440ccc0227ad9829de5f46be37cfb6edcf72</meta:generator>
  </office:meta>
</office:document-meta>
</file>